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64530" officeooo:paragraph-rsid="0006453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a958" style:font-weight-asian="bold" style:font-weight-complex="bold"/>
    </style:style>
    <style:style style:name="T3" style:family="text">
      <style:text-properties officeooo:rsid="0004a9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Brief </text:span><text:span text:style-name="T2">Introduction</text:span>:It is a multi module spring boot project that will be used for lookup of zip codes /city /State.</text:p>
      <text:p text:style-name="Standard"/>
      <text:p text:style-name="Standard"><text:span text:style-name="T1">ZipCodeLookup</text:span> is a parent project.</text:p>
      <text:p text:style-name="Standard">All DataModel/Repositories will be stored in <text:span text:style-name="T1">ZipcodeLookupData.</text:span></text:p>
      <text:p text:style-name="Standard">All POJO/DTO will be stored in <text:span text:style-name="T1">ZipcodeLookupPOJO.</text:span></text:p>
      <text:p text:style-name="Standard">All Business Logic/Services will be stored in <text:span text:style-name="T1">ZipcodeLookupBusiness.</text:span></text:p>
      <text:p text:style-name="Standard"><text:span text:style-name="T1">ZipCodeLookupUI</text:span> is a controller project.</text:p>
      <text:p text:style-name="Standard"/>
      <text:p text:style-name="Standard"/>
      <text:p text:style-name="Standard"/>
      <text:p text:style-name="Standard"><text:span text:style-name="T1">DataBase Queries Location</text:span>:ZipcodeLookup\ZipCodeLookupUI\src\main\resources\db</text:p>
      <text:p text:style-name="Standard"/>
      <text:p text:style-name="Standard"><text:span text:style-name="T3">1) </text:span>create table zip_code (id <text:s/>bigserial not null, city varchar(255), dst int4, latitude varchar(255), longitude varchar(255), state varchar(255), timezone varchar(255), zip varchar(255), primary key (id));</text:p>
      <text:p text:style-name="Standard"/>
      <text:p text:style-name="Standard"><text:span text:style-name="T3">2) </text:span>COPY zip_code( zip,city,state, <text:s/>latitude, longitude, <text:s/>timezone,dst ) </text:p>
      <text:p text:style-name="Standard">FROM 'D:\ZipCodes.csv' DELIMITER ',' CSV HEADER;</text:p>
      <text:p text:style-name="Standard"/>
      <text:p text:style-name="P1">Technology Used:</text:p>
      <text:p text:style-name="Standard"/>
      <text:p text:style-name="Standard">Spring Boot 2.3.1</text:p>
      <text:p text:style-name="Standard">Thyme Leaf</text:p>
      <text:p text:style-name="Standard">DataTable</text:p>
      <text:p text:style-name="Standard">JsonView</text:p>
      <text:p text:style-name="Standard">Lombok</text:p>
      <text:p text:style-name="P2">Postgres</text:p>
      <text:p text:style-name="P2"/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23:10:06.923000000</meta:creation-date>
    <dc:date>2020-06-14T23:13:07.046000000</dc:date>
    <meta:editing-duration>PT3M</meta:editing-duration>
    <meta:editing-cycles>2</meta:editing-cycles>
    <meta:generator>LibreOffice/6.2.2.2$Windows_X86_64 LibreOffice_project/2b840030fec2aae0fd2658d8d4f9548af4e3518d</meta:generator>
    <meta:document-statistic meta:table-count="0" meta:image-count="0" meta:object-count="0" meta:page-count="1" meta:paragraph-count="17" meta:word-count="105" meta:character-count="845" meta:non-whitespace-character-count="753"/>
  </office:meta>
</office:document-meta>
</file>